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5-10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5-10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5-07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5-04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5-01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4-10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4-06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4-03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4-01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3-10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3-07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3-04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3-01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2-10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2-04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1-10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1-04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0-10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0-04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20-01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9-06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9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9-01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8-10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8-07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8-04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8-01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7-10-2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7-07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7-04-0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7-01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6-10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6-08-0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6-04-2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6-01-1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5-10-1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5-07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5-04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5-02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4-10-0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4-06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4-0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3-10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3-09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3-03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3-01-2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2-10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2-06-1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2-02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2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1-10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1-09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1-05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1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10-03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9-12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9-10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9-06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9-02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8-10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8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8-05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8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8-0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7-10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7-08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7-05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7-02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6-10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6-08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6-06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6-03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254080374401</text:p>
          </table:table-cell>
          <table:table-cell office:value-type="string" calcext:value-type="string">
            <text:p>25E <text:s/>1 SOW 009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4" meta:object-count="0"/>
    <meta:user-defined meta:name="AppVersion">3.0</meta:user-defined>
  </office:meta>
</office:document-meta>
</file>